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10000016DCA1304184E3C8D3F.png" manifest:media-type="image/png"/>
  <manifest:file-entry manifest:full-path="Pictures/100000010000056D000001391C4243FCF5E6FB21.png" manifest:media-type="image/png"/>
  <manifest:file-entry manifest:full-path="Pictures/100000010000056D000001395BCE8B87670FB6ED.png" manifest:media-type="image/png"/>
  <manifest:file-entry manifest:full-path="Pictures/100000010000056D00000139465A6408A43BDC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26cm" svg:y="0.635cm" svg:width="17cm" svg:height="3.829cm" draw:z-index="0"><draw:image xlink:href="Pictures/100000010000056D00000139465A6408A43BDCB4.png" xlink:type="simple" xlink:show="embed" xlink:actuate="onLoad" draw:mime-type="image/png"/></draw:frame><draw:frame draw:style-name="fr1" draw:name="Image2" text:anchor-type="char" svg:x="0cm" svg:y="4.842cm" svg:width="17cm" svg:height="3.829cm" draw:z-index="1"><draw:image xlink:href="Pictures/100000010000056D000001395BCE8B87670FB6ED.png" xlink:type="simple" xlink:show="embed" xlink:actuate="onLoad" draw:mime-type="image/png"/></draw:frame><draw:frame draw:style-name="fr1" draw:name="Image3" text:anchor-type="char" svg:x="-0.079cm" svg:y="9.551cm" svg:width="17cm" svg:height="3.829cm" draw:z-index="2"><draw:image xlink:href="Pictures/100000010000056D000001391C4243FCF5E6FB21.png" xlink:type="simple" xlink:show="embed" xlink:actuate="onLoad" draw:mime-type="image/png"/></draw:frame><draw:frame draw:style-name="fr1" draw:name="Image4" text:anchor-type="char" svg:x="-0.159cm" svg:y="14.049cm" svg:width="17cm" svg:height="4.505cm" draw:z-index="3"><draw:image xlink:href="Pictures/10000001000005610000016DCA1304184E3C8D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5T10:01:26.845494814</meta:creation-date>
    <dc:date>2023-04-25T10:04:34.783879744</dc:date>
    <meta:editing-duration>PT3M8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